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8952" calcext:value-type="float">
            <text:p>76.9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0336" calcext:value-type="float">
            <text:p>75.8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0112" calcext:value-type="float">
            <text:p>74.8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82936" calcext:value-type="float">
            <text:p>73.7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3272" calcext:value-type="float">
            <text:p>73.4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0288" calcext:value-type="float">
            <text:p>73.17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8496" calcext:value-type="float">
            <text:p>72.5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3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95184" calcext:value-type="float">
            <text:p>71.1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1728" calcext:value-type="float">
            <text:p>69.45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1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2896" calcext:value-type="float">
            <text:p>69.6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36032" calcext:value-type="float">
            <text:p>68.83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4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4072" calcext:value-type="float">
            <text:p>68.39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2136" calcext:value-type="float">
            <text:p>67.38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7776" calcext:value-type="float">
            <text:p>62.97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9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6256" calcext:value-type="float">
            <text:p>58.43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0752" calcext:value-type="float">
            <text:p>57.07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72176" calcext:value-type="float">
            <text:p>56.27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6592" calcext:value-type="float">
            <text:p>54.2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3404</text:p>
          </table:table-cell>
          <table:table-cell office:value-type="string" calcext:value-type="string">
            <text:p>197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